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3042in"/>
    </style:style>
    <style:style style:name="Table1.B" style:family="table-column">
      <style:table-column-properties style:column-width="2.6785in"/>
    </style:style>
    <style:style style:name="Table1.C" style:family="table-column">
      <style:table-column-properties style:column-width="2.9424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2.8104in"/>
    </style:style>
    <style:style style:name="Table2.B" style:family="table-column">
      <style:table-column-properties style:column-width="1.9056in"/>
    </style:style>
    <style:style style:name="Table2.C" style:family="table-column">
      <style:table-column-properties style:column-width="2.209in"/>
    </style:style>
    <style:style style:name="Table2.A1" style:family="table-cell">
      <style:table-cell-properties style:vertical-align="middle" fo:padding="0.0194in" fo:border="none"/>
    </style:style>
    <style:style style:name="P1" style:family="paragraph" style:parent-style-name="Standard">
      <style:text-properties fo:font-size="14pt" style:font-size-asian="14pt" style:font-size-complex="14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text-properties fo:font-size="14pt" style:font-size-asian="14pt" style:font-size-complex="14pt"/>
    </style:style>
    <style:style style:name="P6" style:family="paragraph" style:parent-style-name="Text_20_body" style:list-style-name="L1">
      <style:text-properties fo:font-size="14pt" style:font-size-asian="14pt" style:font-size-complex="14pt"/>
    </style:style>
    <style:style style:name="P7" style:family="paragraph" style:parent-style-name="Text_20_body" style:list-style-name="L2">
      <style:text-properties fo:font-size="14pt" style:font-size-asian="14pt" style:font-size-complex="14pt"/>
    </style:style>
    <style:style style:name="P8" style:family="paragraph" style:parent-style-name="Horizontal_20_Line">
      <style:text-properties fo:font-size="14pt" style:font-size-asian="14pt" style:font-size-complex="14pt"/>
    </style:style>
    <style:style style:name="P9" style:family="paragraph" style:parent-style-name="Preformatted_20_Text">
      <style:text-properties fo:font-size="14pt" style:font-size-asian="14pt" style:font-size-complex="14pt"/>
    </style:style>
    <style:style style:name="P10" style:family="paragraph" style:parent-style-name="Preformatted_20_Text">
      <style:paragraph-properties style:writing-mode="lr-tb"/>
    </style:style>
    <style:style style:name="P11" style:family="paragraph" style:parent-style-name="Preformatted_20_Text">
      <style:paragraph-properties style:writing-mode="lr-tb"/>
      <style:text-properties fo:font-size="14pt" style:font-size-asian="14pt" style:font-size-complex="14pt"/>
    </style:style>
    <style:style style:name="P12" style:family="paragraph" style:parent-style-name="Preformatted_20_Text">
      <style:paragraph-properties fo:margin-top="0in" fo:margin-bottom="0.1965in" loext:contextual-spacing="false" style:writing-mode="lr-tb"/>
    </style:style>
    <style:style style:name="P13" style:family="paragraph" style:parent-style-name="Heading_20_2">
      <style:text-properties fo:color="#5983b0" fo:font-size="16pt" style:font-size-asian="16pt" style:font-size-complex="16pt"/>
    </style:style>
    <style:style style:name="P14" style:family="paragraph" style:parent-style-name="Heading_20_3">
      <style:text-properties fo:font-size="14pt" style:font-size-asian="14pt" style:font-size-complex="14pt"/>
    </style:style>
    <style:style style:name="P15" style:family="paragraph" style:parent-style-name="Table_20_Contents">
      <style:text-properties fo:font-size="14pt" style:font-size-asian="14pt" style:font-size-complex="14pt"/>
    </style:style>
    <style:style style:name="P16" style:family="paragraph" style:parent-style-name="Table_20_Heading">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color="#c9211e" fo:font-size="14pt" style:font-size-asian="14pt" style:font-size-complex="14pt"/>
    </style:style>
    <style:style style:name="T3" style:family="text">
      <style:text-properties fo:color="#c9211e" fo:font-size="14pt" fo:font-weight="normal" style:font-size-asian="14pt" style:font-weight-asian="normal" style:font-size-complex="14pt" style:font-weight-complex="normal"/>
    </style:style>
    <style:style style:name="T4" style:family="text">
      <style:text-properties fo:color="#c9211e" fo:font-size="14pt" fo:font-weight="bold" style:font-size-asian="14pt" style:font-weight-asian="bold" style:font-size-complex="14pt" style:font-weight-complex="bold"/>
    </style:style>
    <style:style style:name="T5" style:family="text">
      <style:text-properties fo:color="#c9211e" fo:font-size="22pt" fo:font-weight="bold" style:font-size-asian="22pt" style:font-weight-asian="bold" style:font-size-complex="22pt" style:font-weight-complex="bold"/>
    </style:style>
    <style:style style:name="T6" style:family="text">
      <style:text-properties fo:color="#c9211e" fo:font-size="22pt" style:font-size-asian="22pt" style:font-size-complex="22pt"/>
    </style:style>
    <style:style style:name="T7" style:family="text">
      <style:text-properties fo:color="#355269"/>
    </style:style>
    <style:style style:name="T8" style:family="text">
      <style:text-properties fo:color="#355269" fo:font-size="14pt" style:font-size-asian="14pt" style:font-size-complex="14pt"/>
    </style:style>
    <style:style style:name="T9" style:family="text">
      <style:text-properties fo:color="#355269" fo:font-size="18pt" style:font-size-asian="18pt" style:font-size-complex="18pt"/>
    </style:style>
    <style:style style:name="T10" style:family="text">
      <style:text-properties fo:color="#355269" fo:font-size="16pt" style:font-size-asian="16pt" style:font-size-complex="16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T1"><text:s text:c="17"/>🔸</text:span><text:span text:style-name="T5"> </text:span><text:span text:style-name="Strong_20_Emphasis"><text:span text:style-name="T5">What is a List in Python? </text:span></text:span></text:h>
      <text:p text:style-name="Text_20_body"><text:span text:style-name="T1">A </text:span><text:span text:style-name="Strong_20_Emphasis"><text:span text:style-name="T1">list</text:span></text:span><text:span text:style-name="T1"> in Python is a </text:span><text:span text:style-name="Strong_20_Emphasis"><text:span text:style-name="T1">built-in, mutable, ordered collection</text:span></text:span><text:span text:style-name="T1"> of elements, which allows </text:span><text:span text:style-name="Strong_20_Emphasis"><text:span text:style-name="T1">duplicate values</text:span></text:span><text:span text:style-name="T1"> and supports various data types including integers, strings, floating-point numbers, and even other lists. The term </text:span><text:span text:style-name="Strong_20_Emphasis"><text:span text:style-name="T1">mutable</text:span></text:span><text:span text:style-name="T1"> means that once a list is created, it can be </text:span><text:span text:style-name="Strong_20_Emphasis"><text:span text:style-name="T1">modified</text:span></text:span><text:span text:style-name="T1">—you can add, remove, or change items.</text:span></text:p>
      <text:p text:style-name="Text_20_body"><text:span text:style-name="T1">Lists are defined using </text:span><text:span text:style-name="Strong_20_Emphasis"><text:span text:style-name="T1">square brackets </text:span></text:span><text:span text:style-name="Strong_20_Emphasis"><text:span text:style-name="Source_20_Text"><text:span text:style-name="T1">[]</text:span></text:span></text:span><text:span text:style-name="T1"> and items are separated by </text:span><text:span text:style-name="Strong_20_Emphasis"><text:span text:style-name="T1">commas</text:span></text:span><text:span text:style-name="T1">.</text:span></text:p>
      <text:p text:style-name="P5">Lists are dynamic in nature, meaning the size of a list can be changed (increased or decreased) during program execution. They are commonly used when the data is expected to change or when you want to perform operations such as sorting, appending, extending, or slicing.</text:p>
      <text:p text:style-name="Quotations"><text:span text:style-name="T1">✅ Lists are ideal when you need a </text:span><text:span text:style-name="Strong_20_Emphasis"><text:span text:style-name="T1">flexible and modifiable</text:span></text:span><text:span text:style-name="T1"> sequence of elements.</text:span></text:p>
      <text:h text:style-name="P14" text:outline-level="3">🧾 List Syntax and Operations</text:h>
      <text:p text:style-name="P9"/>
      <text:p text:style-name="P10"><text:span text:style-name="Source_20_Text"><text:span text:style-name="T1"># Creating a list</text:span></text:span></text:p>
      <text:p text:style-name="P10"><text:span text:style-name="Source_20_Text"><text:span text:style-name="T1">my_list = [10, 20, 30, 40]</text:span></text:span></text:p>
      <text:p text:style-name="P11"/>
      <text:p text:style-name="P10"><text:span text:style-name="Source_20_Text"><text:span text:style-name="T1"># Accessing elements using index</text:span></text:span></text:p>
      <text:p text:style-name="P10"><text:span text:style-name="Source_20_Text"><text:span text:style-name="T1">print(my_list[1]) <text:s/># Output: 20</text:span></text:span></text:p>
      <text:p text:style-name="P11"/>
      <text:p text:style-name="P10"><text:span text:style-name="Source_20_Text"><text:span text:style-name="T1"># Modifying an element</text:span></text:span></text:p>
      <text:p text:style-name="P10"><text:span text:style-name="Source_20_Text"><text:span text:style-name="T1">my_list[2] = 99</text:span></text:span></text:p>
      <text:p text:style-name="P11"/>
      <text:p text:style-name="P10"><text:span text:style-name="Source_20_Text"><text:span text:style-name="T1"># Adding elements</text:span></text:span></text:p>
      <text:p text:style-name="P10"><text:span text:style-name="Source_20_Text"><text:span text:style-name="T1">my_list.append(50)</text:span></text:span></text:p>
      <text:p text:style-name="P11"/>
      <text:p text:style-name="P10"><text:span text:style-name="Source_20_Text"><text:span text:style-name="T1"># Removing elements</text:span></text:span></text:p>
      <text:p text:style-name="P10"><text:span text:style-name="Source_20_Text"><text:span text:style-name="T1">my_list.remove(20)</text:span></text:span></text:p>
      <text:p text:style-name="P11"/>
      <text:p text:style-name="P10"><text:span text:style-name="Source_20_Text"><text:span text:style-name="T1"># Iterating through a list</text:span></text:span></text:p>
      <text:p text:style-name="P10"><text:span text:style-name="Source_20_Text"><text:span text:style-name="T1">for item in my_list:</text:span></text:span></text:p>
      <text:p text:style-name="P10"><text:span text:style-name="Source_20_Text"><text:span text:style-name="T1"><text:s text:c="4"/>print(item)</text:span></text:span></text:p>
      <text:p text:style-name="P11"/>
      <text:p text:style-name="P10"><text:span text:style-name="Source_20_Text"><text:span text:style-name="T1"># Final list</text:span></text:span></text:p>
      <text:p text:style-name="P12"><text:span text:style-name="Source_20_Text"><text:span text:style-name="T1">print(my_list) <text:s/># Output: [10, 99, 40, 50]</text:span></text:span></text:p>
      <text:h text:style-name="P14" text:outline-level="3"><text:soft-page-break/>✅ Features of Lists:</text:h>
      <text:list xml:id="list1149934922" text:style-name="L1">
        <text:list-item>
          <text:p text:style-name="P6">Mutable (can be changed)</text:p>
        </text:list-item>
        <text:list-item>
          <text:p text:style-name="P6">Ordered (preserves insertion order)</text:p>
        </text:list-item>
        <text:list-item>
          <text:p text:style-name="P6">Can store heterogeneous data types</text:p>
        </text:list-item>
        <text:list-item>
          <text:p text:style-name="P2"><text:span text:style-name="T1">Supports many built-in methods (e.g., </text:span><text:span text:style-name="Source_20_Text"><text:span text:style-name="T1">append()</text:span></text:span><text:span text:style-name="T1">, </text:span><text:span text:style-name="Source_20_Text"><text:span text:style-name="T1">pop()</text:span></text:span><text:span text:style-name="T1">, </text:span><text:span text:style-name="Source_20_Text"><text:span text:style-name="T1">remove()</text:span></text:span><text:span text:style-name="T1">, </text:span><text:span text:style-name="Source_20_Text"><text:span text:style-name="T1">sort()</text:span></text:span><text:span text:style-name="T1">)</text:span></text:p>
        </text:list-item>
        <text:list-item>
          <text:p text:style-name="P6">Dynamic sizing</text:p>
        </text:list-item>
      </text:list>
      <text:p text:style-name="P8"/>
      <text:h text:style-name="Heading_20_2" text:outline-level="2"><text:span text:style-name="T6">🔸 </text:span><text:span text:style-name="Strong_20_Emphasis"><text:span text:style-name="T6">What is a Tuple in Python?</text:span></text:span><text:span text:style-name="Strong_20_Emphasis"><text:span text:style-name="T1"> </text:span></text:span></text:h>
      <text:p text:style-name="Text_20_body"><text:span text:style-name="T1">A </text:span><text:span text:style-name="Strong_20_Emphasis"><text:span text:style-name="T1">tuple</text:span></text:span><text:span text:style-name="T1"> in Python is a </text:span><text:span text:style-name="Strong_20_Emphasis"><text:span text:style-name="T1">built-in, immutable, ordered collection</text:span></text:span><text:span text:style-name="T1"> of elements, similar to a list, but once it is created, </text:span><text:span text:style-name="Strong_20_Emphasis"><text:span text:style-name="T1">it cannot be modified</text:span></text:span><text:span text:style-name="T1">. The term </text:span><text:span text:style-name="Strong_20_Emphasis"><text:span text:style-name="T1">immutable</text:span></text:span><text:span text:style-name="T1"> means that the contents (values) of a tuple </text:span><text:span text:style-name="Strong_20_Emphasis"><text:span text:style-name="T1">cannot be changed</text:span></text:span><text:span text:style-name="T1"> after creation—this includes adding, removing, or changing items.</text:span></text:p>
      <text:p text:style-name="Text_20_body"><text:span text:style-name="T1">Tuples are defined using </text:span><text:span text:style-name="Strong_20_Emphasis"><text:span text:style-name="T1">parentheses </text:span></text:span><text:span text:style-name="Strong_20_Emphasis"><text:span text:style-name="Source_20_Text"><text:span text:style-name="T1">()</text:span></text:span></text:span><text:span text:style-name="T1">, and items are also separated by </text:span><text:span text:style-name="Strong_20_Emphasis"><text:span text:style-name="T1">commas</text:span></text:span><text:span text:style-name="T1">. If a tuple contains only one element, a comma must follow the item to avoid ambiguity (e.g., </text:span><text:span text:style-name="Source_20_Text"><text:span text:style-name="T1">my_tuple = (5,)</text:span></text:span><text:span text:style-name="T1">).</text:span></text:p>
      <text:p text:style-name="Text_20_body"><text:span text:style-name="T1">Tuples are usually used to represent </text:span><text:span text:style-name="Strong_20_Emphasis"><text:span text:style-name="T1">fixed collections of items</text:span></text:span><text:span text:style-name="T1"> such as coordinates, RGB values, database records, or function returns. Because they are immutable, tuples can be </text:span><text:span text:style-name="Strong_20_Emphasis"><text:span text:style-name="T1">used as dictionary keys</text:span></text:span><text:span text:style-name="T1"> (if they contain only immutable types), unlike lists.</text:span></text:p>
      <text:p text:style-name="Quotations"><text:span text:style-name="T1">✅ Tuples are ideal when you need a </text:span><text:span text:style-name="Strong_20_Emphasis"><text:span text:style-name="T1">read-only, fixed-size</text:span></text:span><text:span text:style-name="T1"> sequence of values.</text:span></text:p>
      <text:h text:style-name="P14" text:outline-level="3">🧾 Tuple Syntax and Operations</text:h>
      <text:p text:style-name="P10"><text:span text:style-name="Source_20_Text"><text:span text:style-name="T1"># Creating a tuple</text:span></text:span></text:p>
      <text:p text:style-name="P10"><text:span text:style-name="Source_20_Text"><text:span text:style-name="T1">my_tuple = (10, 20, 30, 40)</text:span></text:span></text:p>
      <text:p text:style-name="P11"/>
      <text:p text:style-name="P10"><text:span text:style-name="Source_20_Text"><text:span text:style-name="T1"># Accessing elements</text:span></text:span></text:p>
      <text:p text:style-name="P10"><text:span text:style-name="Source_20_Text"><text:span text:style-name="T1">print(my_tuple[0]) <text:s/># Output: 10</text:span></text:span></text:p>
      <text:p text:style-name="P11"/>
      <text:p text:style-name="P10"><text:span text:style-name="Source_20_Text"><text:span text:style-name="T1"># Tuple is immutable: the following line would raise an error</text:span></text:span></text:p>
      <text:p text:style-name="P10"><text:span text:style-name="Source_20_Text"><text:span text:style-name="T1"># my_tuple[1] = 50 <text:s/># TypeError</text:span></text:span></text:p>
      <text:p text:style-name="P11"><text:soft-page-break/></text:p>
      <text:p text:style-name="P10"><text:span text:style-name="Source_20_Text"><text:span text:style-name="T1"># Tuple with one element (note the comma)</text:span></text:span></text:p>
      <text:p text:style-name="P10"><text:span text:style-name="Source_20_Text"><text:span text:style-name="T1">single_item = (100,)</text:span></text:span></text:p>
      <text:p text:style-name="P11"/>
      <text:p text:style-name="P10"><text:span text:style-name="Source_20_Text"><text:span text:style-name="T1"># Built-in methods</text:span></text:span></text:p>
      <text:p text:style-name="P10"><text:span text:style-name="Source_20_Text"><text:span text:style-name="T1">print(my_tuple.count(20)) <text:s text:c="4"/># Output: 1</text:span></text:span></text:p>
      <text:p text:style-name="P12"><text:span text:style-name="Source_20_Text"><text:span text:style-name="T1">print(my_tuple.index(30)) <text:s text:c="4"/># Output: 2</text:span></text:span></text:p>
      <text:h text:style-name="P14" text:outline-level="3">✅ Features of Tuples:</text:h>
      <text:list xml:id="list809754978" text:style-name="L2">
        <text:list-item>
          <text:p text:style-name="P7">Immutable (cannot be changed)</text:p>
        </text:list-item>
        <text:list-item>
          <text:p text:style-name="P7">Ordered (preserves insertion order)</text:p>
        </text:list-item>
        <text:list-item>
          <text:p text:style-name="P7">Can store heterogeneous data types</text:p>
        </text:list-item>
        <text:list-item>
          <text:p text:style-name="P3"><text:span text:style-name="T1">Limited built-in methods (</text:span><text:span text:style-name="Source_20_Text"><text:span text:style-name="T1">count()</text:span></text:span><text:span text:style-name="T1">, </text:span><text:span text:style-name="Source_20_Text"><text:span text:style-name="T1">index()</text:span></text:span><text:span text:style-name="T1">)</text:span></text:p>
        </text:list-item>
        <text:list-item>
          <text:p text:style-name="P7">Safer to use as keys in dictionaries or elements in sets</text:p>
        </text:list-item>
      </text:list>
      <text:p text:style-name="P8"/>
      <text:h text:style-name="Heading_20_2" text:outline-level="2"><text:span text:style-name="T1">🔸 </text:span><text:span text:style-name="Strong_20_Emphasis"><text:span text:style-name="T9">Detailed Difference Between List and Tuple</text:span></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ext:span text:style-name="Strong_20_Emphasis"><text:span text:style-name="T1">Feature</text:span></text:span></text:p>
            </table:table-cell>
            <table:table-cell table:style-name="Table1.A1" office:value-type="string">
              <text:p text:style-name="Table_20_Heading"><text:span text:style-name="Strong_20_Emphasis"><text:span text:style-name="T1">List</text:span></text:span></text:p>
            </table:table-cell>
            <table:table-cell table:style-name="Table1.A1" office:value-type="string">
              <text:p text:style-name="Table_20_Heading"><text:span text:style-name="Strong_20_Emphasis"><text:span text:style-name="T1">Tuple</text:span></text:span></text:p>
            </table:table-cell>
          </table:table-row>
        </table:table-header-rows>
        <table:table-row>
          <table:table-cell table:style-name="Table1.A1" office:value-type="string">
            <text:p text:style-name="Table_20_Contents"><text:span text:style-name="Strong_20_Emphasis"><text:span text:style-name="T1">Definition</text:span></text:span></text:p>
          </table:table-cell>
          <table:table-cell table:style-name="Table1.A1" office:value-type="string">
            <text:p text:style-name="P15">A mutable, ordered collection of elements.</text:p>
          </table:table-cell>
          <table:table-cell table:style-name="Table1.A1" office:value-type="string">
            <text:p text:style-name="P15">An immutable, ordered collection of elements.</text:p>
          </table:table-cell>
        </table:table-row>
        <table:table-row>
          <table:table-cell table:style-name="Table1.A1" office:value-type="string">
            <text:p text:style-name="Table_20_Contents"><text:span text:style-name="Strong_20_Emphasis"><text:span text:style-name="T1">Syntax</text:span></text:span></text:p>
          </table:table-cell>
          <table:table-cell table:style-name="Table1.A1" office:value-type="string">
            <text:p text:style-name="Table_20_Contents"><text:span text:style-name="T1">Created using square brackets </text:span><text:span text:style-name="Source_20_Text"><text:span text:style-name="T1">[]</text:span></text:span><text:span text:style-name="T1">.</text:span></text:p>
          </table:table-cell>
          <table:table-cell table:style-name="Table1.A1" office:value-type="string">
            <text:p text:style-name="Table_20_Contents"><text:span text:style-name="T1">Created using parentheses </text:span><text:span text:style-name="Source_20_Text"><text:span text:style-name="T1">()</text:span></text:span><text:span text:style-name="T1">.</text:span></text:p>
          </table:table-cell>
        </table:table-row>
        <table:table-row>
          <table:table-cell table:style-name="Table1.A1" office:value-type="string">
            <text:p text:style-name="Table_20_Contents"><text:span text:style-name="Strong_20_Emphasis"><text:span text:style-name="T1">Mutability</text:span></text:span></text:p>
          </table:table-cell>
          <table:table-cell table:style-name="Table1.A1" office:value-type="string">
            <text:p text:style-name="P15">Mutable: elements can be added, removed, or changed.</text:p>
          </table:table-cell>
          <table:table-cell table:style-name="Table1.A1" office:value-type="string">
            <text:p text:style-name="P15">Immutable: elements cannot be changed after creation.</text:p>
          </table:table-cell>
        </table:table-row>
        <table:table-row>
          <table:table-cell table:style-name="Table1.A1" office:value-type="string">
            <text:p text:style-name="Table_20_Contents"><text:span text:style-name="Strong_20_Emphasis"><text:span text:style-name="T1">Performance</text:span></text:span></text:p>
          </table:table-cell>
          <table:table-cell table:style-name="Table1.A1" office:value-type="string">
            <text:p text:style-name="P15">Slower due to dynamic memory allocation and more overhead.</text:p>
          </table:table-cell>
          <table:table-cell table:style-name="Table1.A1" office:value-type="string">
            <text:p text:style-name="P15">Faster due to fixed memory and immutability.</text:p>
          </table:table-cell>
        </table:table-row>
        <table:table-row>
          <table:table-cell table:style-name="Table1.A1" office:value-type="string">
            <text:p text:style-name="Table_20_Contents"><text:span text:style-name="Strong_20_Emphasis"><text:span text:style-name="T1">Memory Usage</text:span></text:span></text:p>
          </table:table-cell>
          <table:table-cell table:style-name="Table1.A1" office:value-type="string">
            <text:p text:style-name="P15">Takes more memory due to dynamic behavior.</text:p>
          </table:table-cell>
          <table:table-cell table:style-name="Table1.A1" office:value-type="string">
            <text:p text:style-name="P15">Takes less memory, more memory-efficient.</text:p>
          </table:table-cell>
        </table:table-row>
        <table:table-row>
          <table:table-cell table:style-name="Table1.A1" office:value-type="string">
            <text:p text:style-name="Table_20_Contents"><text:span text:style-name="Strong_20_Emphasis"><text:span text:style-name="T1">Built-in Methods</text:span></text:span></text:p>
          </table:table-cell>
          <table:table-cell table:style-name="Table1.A1" office:value-type="string">
            <text:p text:style-name="Table_20_Contents"><text:span text:style-name="T1">Many methods (e.g., </text:span><text:span text:style-name="Source_20_Text"><text:span text:style-name="T1">append()</text:span></text:span><text:span text:style-name="T1">, </text:span><text:span text:style-name="Source_20_Text"><text:span text:style-name="T1">extend()</text:span></text:span><text:span text:style-name="T1">, </text:span><text:span text:style-name="Source_20_Text"><text:span text:style-name="T1">remove()</text:span></text:span><text:span text:style-name="T1">, </text:span><text:span text:style-name="Source_20_Text"><text:span text:style-name="T1">reverse()</text:span></text:span><text:span text:style-name="T1">)</text:span></text:p>
          </table:table-cell>
          <table:table-cell table:style-name="Table1.A1" office:value-type="string">
            <text:p text:style-name="Table_20_Contents"><text:span text:style-name="T1">Limited methods (</text:span><text:span text:style-name="Source_20_Text"><text:span text:style-name="T1">count()</text:span></text:span><text:span text:style-name="T1">, </text:span><text:span text:style-name="Source_20_Text"><text:span text:style-name="T1">index()</text:span></text:span><text:span text:style-name="T1">)</text:span></text:p>
          </table:table-cell>
        </table:table-row>
        <table:table-row>
          <table:table-cell table:style-name="Table1.A1" office:value-type="string">
            <text:p text:style-name="Table_20_Contents"><text:span text:style-name="Strong_20_Emphasis"><text:span text:style-name="T1">Use as Dictionary Keys</text:span></text:span></text:p>
          </table:table-cell>
          <table:table-cell table:style-name="Table1.A1" office:value-type="string">
            <text:p text:style-name="P15">Cannot be used (lists are unhashable).</text:p>
          </table:table-cell>
          <table:table-cell table:style-name="Table1.A1" office:value-type="string">
            <text:p text:style-name="P15">Can be used (if all elements are immutable).</text:p>
          </table:table-cell>
        </table:table-row>
        <table:table-row>
          <table:table-cell table:style-name="Table1.A1" office:value-type="string">
            <text:p text:style-name="Table_20_Contents"><text:span text:style-name="Strong_20_Emphasis"><text:span text:style-name="T1">Use Cases</text:span></text:span></text:p>
          </table:table-cell>
          <table:table-cell table:style-name="Table1.A1" office:value-type="string">
            <text:p text:style-name="P15">When data may change (e.g., to-<text:soft-page-break/>do lists, inventories).</text:p>
          </table:table-cell>
          <table:table-cell table:style-name="Table1.A1" office:value-type="string">
            <text:p text:style-name="P15">When data is constant (e.g., <text:soft-page-break/>coordinates, RGB values, fixed configurations).</text:p>
          </table:table-cell>
        </table:table-row>
        <table:table-row>
          <table:table-cell table:style-name="Table1.A1" office:value-type="string">
            <text:p text:style-name="Table_20_Contents"><text:span text:style-name="Strong_20_Emphasis"><text:span text:style-name="T1">Exception Safety</text:span></text:span></text:p>
          </table:table-cell>
          <table:table-cell table:style-name="Table1.A1" office:value-type="string">
            <text:p text:style-name="P15">More prone to accidental changes, leading to bugs.</text:p>
          </table:table-cell>
          <table:table-cell table:style-name="Table1.A1" office:value-type="string">
            <text:p text:style-name="P15">Safer in concurrent or large-scale applications due to immutability.</text:p>
          </table:table-cell>
        </table:table-row>
      </table:table>
      <text:p text:style-name="P8"/>
      <text:h text:style-name="Heading_20_2" text:outline-level="2"><text:span text:style-name="T10">🔸 </text:span><text:span text:style-name="Strong_20_Emphasis"><text:span text:style-name="T10">When to Use List vs Tuple</text:span></text:spa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6">Scenario</text:p>
            </table:table-cell>
            <table:table-cell table:style-name="Table2.A1" office:value-type="string">
              <text:p text:style-name="P16">Use List 📋</text:p>
            </table:table-cell>
            <table:table-cell table:style-name="Table2.A1" office:value-type="string">
              <text:p text:style-name="P16">Use Tuple 🔒</text:p>
            </table:table-cell>
          </table:table-row>
        </table:table-header-rows>
        <table:table-row>
          <table:table-cell table:style-name="Table2.A1" office:value-type="string">
            <text:p text:style-name="P15">You need to change or update data</text:p>
          </table:table-cell>
          <table:table-cell table:style-name="Table2.A1" office:value-type="string">
            <text:p text:style-name="P15">✅ Yes</text:p>
          </table:table-cell>
          <table:table-cell table:style-name="Table2.A1" office:value-type="string">
            <text:p text:style-name="P15">❌ No</text:p>
          </table:table-cell>
        </table:table-row>
        <table:table-row>
          <table:table-cell table:style-name="Table2.A1" office:value-type="string">
            <text:p text:style-name="P15">You are dealing with constant or fixed data</text:p>
          </table:table-cell>
          <table:table-cell table:style-name="Table2.A1" office:value-type="string">
            <text:p text:style-name="P15">❌ No</text:p>
          </table:table-cell>
          <table:table-cell table:style-name="Table2.A1" office:value-type="string">
            <text:p text:style-name="P15">✅ Yes</text:p>
          </table:table-cell>
        </table:table-row>
        <table:table-row>
          <table:table-cell table:style-name="Table2.A1" office:value-type="string">
            <text:p text:style-name="P15">You want to store items that may grow or shrink</text:p>
          </table:table-cell>
          <table:table-cell table:style-name="Table2.A1" office:value-type="string">
            <text:p text:style-name="P15">✅ Yes</text:p>
          </table:table-cell>
          <table:table-cell table:style-name="Table2.A1" office:value-type="string">
            <text:p text:style-name="P15">❌ No</text:p>
          </table:table-cell>
        </table:table-row>
        <table:table-row>
          <table:table-cell table:style-name="Table2.A1" office:value-type="string">
            <text:p text:style-name="P15">You need a hashable type for a dictionary key</text:p>
          </table:table-cell>
          <table:table-cell table:style-name="Table2.A1" office:value-type="string">
            <text:p text:style-name="P15">❌ No (unhashable)</text:p>
          </table:table-cell>
          <table:table-cell table:style-name="Table2.A1" office:value-type="string">
            <text:p text:style-name="P15">✅ Yes (if tuple elements are immutable)</text:p>
          </table:table-cell>
        </table:table-row>
        <table:table-row>
          <table:table-cell table:style-name="Table2.A1" office:value-type="string">
            <text:p text:style-name="P15">You want slightly faster performance and less memory</text:p>
          </table:table-cell>
          <table:table-cell table:style-name="Table2.A1" office:value-type="string">
            <text:p text:style-name="P15">❌ No (slower and more memory)</text:p>
          </table:table-cell>
          <table:table-cell table:style-name="Table2.A1" office:value-type="string">
            <text:p text:style-name="P15">✅ Yes (faster and lightweight)</text:p>
          </table:table-cell>
        </table:table-row>
      </table:table>
      <text:p text:style-name="P8"/>
      <text:h text:style-name="P13" text:outline-level="2">🔸 Final Notes</text:h>
      <text:list xml:id="list3680839002" text:style-name="L3">
        <text:list-item>
          <text:p text:style-name="P4"><text:span text:style-name="T1">Use </text:span><text:span text:style-name="Strong_20_Emphasis"><text:span text:style-name="T1">lists</text:span></text:span><text:span text:style-name="T1"> for most general-purpose sequences when you need flexibility.</text:span></text:p>
        </text:list-item>
        <text:list-item>
          <text:p text:style-name="P4"><text:span text:style-name="T1">Use </text:span><text:span text:style-name="Strong_20_Emphasis"><text:span text:style-name="T1">tuples</text:span></text:span><text:span text:style-name="T1"> when you need data integrity and efficiency, or when the collection should never change.</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NSimSun1" style:font-family-asian="NSimSun"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5-08T10:22:26.755000000</meta:creation-date>
    <dc:date>2025-05-08T10:26:59.785000000</dc:date>
    <meta:editing-duration>PT4M33S</meta:editing-duration>
    <meta:editing-cycles>1</meta:editing-cycles>
    <meta:document-statistic meta:table-count="2" meta:image-count="0" meta:object-count="0" meta:page-count="4" meta:paragraph-count="103" meta:word-count="731" meta:character-count="4430" meta:non-whitespace-character-count="3781"/>
    <meta:generator>Neat_Office/6.2.8.2$Windows_x86 LibreOffice_project/</meta:generator>
  </office:meta>
</office:document-meta>
</file>